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nLibertineT" svg:font-family="LinLibertineT"/>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outline1">
      <style:graphic-properties fo:min-height="10.501cm"/>
      <style:paragraph-properties style:writing-mode="lr-tb"/>
    </style:style>
    <style:style style:name="pr6" style:family="presentation" style:parent-style-name="Midnightblue-notes">
      <style:graphic-properties draw:fill-color="#ffffff" fo:min-height="13.364cm"/>
      <style:paragraph-properties style:writing-mode="lr-tb"/>
    </style:style>
    <style:style style:name="pr7" style:family="presentation" style:parent-style-name="Midnightblue-title">
      <style:graphic-properties fo:min-height="2.413cm"/>
      <style:paragraph-properties style:writing-mode="lr-tb"/>
    </style:style>
    <style:style style:name="pr8" style:family="presentation" style:parent-style-name="Midnightblue-outline1">
      <style:graphic-properties fo:min-height="13.75cm"/>
      <style:paragraph-properties style:writing-mode="lr-tb"/>
    </style:style>
    <style:style style:name="pr9" style:family="presentation" style:parent-style-name="Midnightblue-notes">
      <style:graphic-properties draw:fill-color="#ffffff" draw:auto-grow-height="true" fo:min-height="13.364cm"/>
      <style:paragraph-properties style:writing-mode="lr-tb"/>
    </style:style>
    <style:style style:name="pr10" style:family="presentation" style:parent-style-name="Midnightblue2-title">
      <style:graphic-properties fo:min-height="5.75cm"/>
      <style:paragraph-properties style:writing-mode="lr-tb"/>
    </style:style>
    <style:style style:name="pr11" style:family="presentation" style:parent-style-name="Midnightblue2-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Indexing with PyTerrier</text:p>
          </draw:text-box>
        </draw:frame>
        <draw:frame presentation:style-name="pr2" draw:text-style-name="P1"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Why (Py)Terrier?</text:p>
          </draw:text-box>
        </draw:frame>
        <draw:frame presentation:style-name="pr5" draw:layer="layout" svg:width="26cm" svg:height="10.5cm" svg:x="1cm" svg:y="4.125cm" presentation:class="outline">
          <draw:text-box>
            <text:list text:style-name="L2">
              <text:list-item>
                <text:p>We want to reproduce the results from “McDonald et al., ‘University of Glasgow Terrier Team and Naver Labs Europe at TREC 2019 Fair Ranking Track’.”. The IR system used in this paper is Terrier.</text:p>
              </text:list-item>
              <text:list-item>
                <text:p>PyTerrier is a convienient Python API for the Terrier IR system.</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How to create an index with PyTerrier?</text:p>
          </draw:text-box>
        </draw:frame>
        <draw:frame presentation:style-name="pr8" draw:layer="layout" svg:width="26cm" svg:height="10.5cm" svg:x="1cm" svg:y="4.125cm" presentation:class="outline" presentation:user-transformed="true">
          <draw:text-box>
            <text:list text:style-name="L2">
              <text:list-item>
                <text:p>The METATADA should contain information you <text:span text:style-name="T1">don’t</text:span> want to search directly, but <text:span text:style-name="T1">do</text:span><text:span text:style-name="T2"> want to have available for later use.</text:span></text:p>
              </text:list-item>
              <text:list-item>
                <text:p><text:span text:style-name="T2">You can use PyTerrier to index dictionaries – this is convenient, because the Semanticscholar corpus consists of JSONL files with a single JSON dict on each line</text:span></text:p>
                <text:list>
                  <text:list-item>
                    <text:p><text:span text:style-name="T2">This lends itself especially well for use with the IterDictIndexer class.</text:span></text:p>
                  </text:list-item>
                  <text:list-item>
                    <text:p><text:span text:style-name="T2">We need to create a generator that YIELDS dictionaries with the correct keys, extracted from the JSON dic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What fields should we use?<text:tab/></text:p>
          </draw:text-box>
        </draw:frame>
        <draw:frame presentation:style-name="pr5" draw:layer="layout" svg:width="26cm" svg:height="10.5cm" svg:x="1cm" svg:y="4.125cm" presentation:class="outline" presentation:user-transformed="true">
          <draw:text-box>
            <text:list text:style-name="L2">
              <text:list-item>
                <text:p>In the OG 2019 paper they use “positional information and ‘TITLE’, ‘PAPERABSTRACT’ and ‘OTHER’ fields, where ‘OTHER’ contains the text from all of the remaining fields in a TREC document.”</text:p>
              </text:list-item>
              <text:list-item>
                <text:p>Positional information can be recorded with `blocks=true`. This allows you to search for terms within x blocks of a term. </text:p>
                <text:list>
                  <text:list-item>
                    <text:p>IS THIS NECESSARY?</text:p>
                  </text:list-item>
                </text:list>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11"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nLibertineT" svg:font-family="LinLibertineT"/>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0T15:59:45.203000000</meta:creation-date>
    <meta:editing-duration>PT9M24S</meta:editing-duration>
    <meta:editing-cycles>3</meta:editing-cycles>
    <meta:generator>LibreOffice/7.2.2.2$Windows_X86_64 LibreOffice_project/02b2acce88a210515b4a5bb2e46cbfb63fe97d56</meta:generator>
    <dc:title>Midnightblue</dc:title>
    <dc:date>2021-12-20T16:09:10.427000000</dc:date>
    <meta:document-statistic meta:object-count="69"/>
  </office:meta>
</office:document-meta>
</file>